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2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PACHECO MAZZA, FREDDY JHON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ACHECO MAZZA, FREDDY JHO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3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ACHECO MAZZA, FREDDY JHO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4066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2T23:09:2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